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950e" draw:fill="solid" draw:fill-color="#e6e6e6" draw:fill-gradient-name="Linear_20_blue_2f_whit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ff950e" draw:fill="solid" draw:fill-color="#cccccd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-color="#cccccd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gradient" draw:fill-gradient-name="Linear_20_blue_2f_white" draw:fill-image-width="0cm" draw:fill-image-height="0cm" draw:textarea-horizontal-align="center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draw:fill-gradient-name="Linear_20_blue_2f_white" draw:fill-image-width="0cm" draw:fill-image-height="0cm" draw:textarea-horizontal-align="left" draw:auto-grow-height="true" draw:auto-grow-width="false" fo:min-height="1.85cm" fo:min-width="6.48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2.278cm" svg:x="3.54cm" svg:y="3.327cm">
          <text:p/>
          <draw:enhanced-geometry svg:viewBox="0 0 21600 21600" draw:path-stretchpoint-x="10800" draw:path-stretchpoint-y="10800" draw:text-areas="?f3 ?f4 ?f5 ?f6" draw:type="round-rectangle" draw:modifiers="1138.474364318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6.35cm" svg:height="1.27cm" svg:x="9.248cm" svg:y="1.635cm">
          <text:p text:style-name="P1"><text:span text:style-name="T1">Simulation Setu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2" draw:layer="layout" svg:width="6.985cm" svg:height="1.465cm" svg:x="8.918cm" svg:y="3.98cm">
          <text:p text:style-name="P3"><text:span text:style-name="T2">Nearest Neighboring Particle Sear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3" draw:layer="layout" svg:width="7.62cm" svg:height="1.685cm" svg:x="8.575cm" svg:y="6.535cm">
          <text:p text:style-name="P3"><text:span text:style-name="T2">Kernel Function and Kernel Derivative Calc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2.422cm" svg:y1="2.905cm" svg:x2="12.41cm" svg:y2="3.98cm" draw:start-shape="id1" draw:start-glue-point="6" draw:end-shape="id2" draw:end-glue-point="4" svg:d="m12422 2905v538h-12v537">
          <text:p/>
        </draw:connector>
        <draw:connector draw:style-name="gr4" draw:text-style-name="P1" draw:layer="layout" svg:x1="12.41cm" svg:y1="5.445cm" svg:x2="12.384cm" svg:y2="6.535cm" draw:start-shape="id2" draw:start-glue-point="6" draw:end-shape="id3" draw:end-glue-point="4" svg:d="m12410 5445v545h-26v545">
          <text:p/>
        </draw:connector>
        <draw:connector draw:style-name="gr4" draw:text-style-name="P1" draw:layer="layout" svg:x1="12.384cm" svg:y1="8.22cm" svg:x2="12.415cm" svg:y2="9.62cm" draw:start-shape="id3" draw:start-glue-point="6" draw:end-shape="id4" draw:end-glue-point="4" svg:d="m12384 8220v700h31v700">
          <text:p/>
        </draw:connector>
        <draw:custom-shape draw:style-name="gr3" draw:text-style-name="P3" draw:id="id4" draw:layer="layout" svg:width="8.255cm" svg:height="1.905cm" svg:x="8.288cm" svg:y="9.62cm">
          <text:p text:style-name="P3">Calculation of Energy &amp; Momentum Change R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5" draw:layer="layout" svg:width="8.255cm" svg:height="1.27cm" svg:x="8.274cm" svg:y="13.13cm">
          <text:p text:style-name="P3">Update Values (time-stepping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line-skew="-0.058cm" svg:x1="12.415cm" svg:y1="11.525cm" svg:x2="12.401cm" svg:y2="13.13cm" draw:start-shape="id4" draw:start-glue-point="6" draw:end-shape="id5" draw:end-glue-point="4" svg:d="m12415 11525v745h-14v860">
          <text:p/>
        </draw:connector>
        <draw:custom-shape draw:style-name="gr3" draw:text-style-name="P3" draw:id="id6" draw:layer="layout" svg:width="6.998cm" svg:height="1.27cm" svg:x="8.906cm" svg:y="17.03cm">
          <text:p text:style-name="P3">Output Modu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2.401cm" svg:y1="14.4cm" svg:x2="12.404cm" svg:y2="17.03cm" draw:start-shape="id5" draw:start-glue-point="6" draw:end-shape="id6" draw:end-glue-point="4" svg:d="m12401 14400v1316h3v1314">
          <text:p/>
        </draw:connector>
        <draw:frame draw:style-name="gr6" draw:text-style-name="P4" draw:layer="layout" svg:width="6.533cm" svg:height="2.1cm" svg:x="16.057cm" svg:y="3.54cm">
          <draw:text-box>
            <text:p text:style-name="P1"><text:span text:style-name="T3">Main computation loop</text:span></text:p>
            <text:p><text:span text:style-name="T3"><text:s/></text:span><text:span text:style-name="T3">(repeated for each time ste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5a5a64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978cm" fo:page-height="28.1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30T10:24:52</meta:creation-date>
    <dc:date>2010-10-05T10:59:14</dc:date>
    <meta:editing-duration>PT09H13M46S</meta:editing-duration>
    <meta:editing-cycles>10</meta:editing-cycles>
    <meta:generator>OpenOffice.org/3.1$Linux OpenOffice.org_project/310m21$Build-9319</meta:generator>
    <meta:document-statistic meta:object-count="13"/>
  </office:meta>
</office:document-meta>
</file>